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6e9ef" officeooo:paragraph-rsid="0016e9ef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16e9ef" officeooo:paragraph-rsid="0016e9ef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77755" officeooo:paragraph-rsid="0017775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86285" officeooo:paragraph-rsid="00186285" style:font-size-asian="10.5pt" style:font-weight-asian="normal" style:font-size-complex="12pt" style:font-weight-complex="normal"/>
    </style:style>
    <style:style style:name="T1" style:family="text">
      <style:text-properties officeooo:rsid="001998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lexbox: Axes</text:p>
      <text:p text:style-name="P1"/>
      <text:p text:style-name="P2">In this section, I will be attempting to learn:</text:p>
      <text:p text:style-name="P2"/>
      <text:p text:style-name="P2"><text:tab/>- About the 2 “axes” of a flex container</text:p>
      <text:p text:style-name="P2"><text:tab/>- And how to change those axes t arrange my container in columns instead of rows</text:p>
      <text:p text:style-name="P2"/>
      <text:p text:style-name="P2"/>
      <text:p text:style-name="P2">The most confusing thing about flexbox is that I can work either horizontally or vertically, and some rules change a bit depending on which direction you are working with.</text:p>
      <text:p text:style-name="P2"/>
      <text:p text:style-name="P2">The default direction for a flex container is horizontal, or ‘row’, but you can change the direction to vertical, or ‘column’. The direction can be specified in CSS like so:</text:p>
      <text:p text:style-name="P2"/>
      <text:p text:style-name="P2">.flex-container <text:s/>{</text:p>
      <text:p text:style-name="P2"><text:tab/>flex-direction: column;</text:p>
      <text:p text:style-name="P2">}</text:p>
      <text:p text:style-name="P2"/>
      <text:p text:style-name="P2">No matter which direction you’re using, you need to think of your flex-containers as having two axes: the main axis and the cross axis. It is the direction of these axes that changes when the flex-direction is changed. In most circumstances, ‘flex-direction: row’ puts the main axis horizontal (left-to-right), and ‘column’ puts the main axis vertical (top-to-bottom).</text:p>
      <text:p text:style-name="P2"/>
      <text:p text:style-name="P2">So when you use <text:s/>‘display: flex;’ to use flexbox, the default axes setting is ‘flex-direction: row;’</text:p>
      <text:p text:style-name="P2"/>
      <text:p text:style-name="P3">If you are using flex: 1 1 auto; <text:s/>however, flex-direction: column; would not work as expected.</text:p>
      <text:p text:style-name="P3"/>
      <text:p text:style-name="P3">The reason for this is that the flex shorthand expands ‘flex-basis’ to 0, which means that all flex-grow and flex-shrink would begin their calculations from 0. Empty divs by default have 0 height, so for our flex items to fill up the height of their container, they don’t actually need to have any height at all.</text:p>
      <text:p text:style-name="P4"/>
      <text:p text:style-name="P4">In a column flex container, the main axis ends up being vertical while the cross axis ends up being horizontal.</text:p>
      <text:p text:style-name="P4"/>
      <text:p text:style-name="P4">In a row flex container, <text:span text:style-name="T1">the main axis horizontal and the cross axis is vertical.</text:span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07:36:26.278320002</meta:creation-date>
    <dc:date>2023-03-23T08:45:13.910315719</dc:date>
    <meta:editing-duration>PT8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80" meta:character-count="1635" meta:non-whitespace-character-count="1364"/>
  </office:meta>
</office:document-meta>
</file>